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895d" officeooo:paragraph-rsid="0012895d" style:font-weight-asian="bold" style:font-weight-complex="bold"/>
    </style:style>
    <style:style style:name="P2" style:family="paragraph" style:parent-style-name="Standard">
      <style:text-properties fo:font-weight="normal" officeooo:rsid="0012895d" officeooo:paragraph-rsid="0012895d" style:font-weight-asian="normal" style:font-weight-complex="normal"/>
    </style:style>
    <style:style style:name="P3" style:family="paragraph" style:parent-style-name="Standard">
      <style:text-properties fo:font-weight="normal" officeooo:rsid="001428b1" officeooo:paragraph-rsid="001428b1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428b1" officeooo:paragraph-rsid="001428b1" style:font-weight-asian="normal" style:font-weight-complex="normal"/>
    </style:style>
    <style:style style:name="P5" style:family="paragraph" style:parent-style-name="Standard">
      <style:text-properties fo:font-weight="normal" officeooo:rsid="00162867" officeooo:paragraph-rsid="00162867" style:font-weight-asian="normal" style:font-weight-complex="normal"/>
    </style:style>
    <style:style style:name="P6" style:family="paragraph" style:parent-style-name="Standard">
      <style:text-properties fo:font-weight="normal" officeooo:rsid="001acba1" officeooo:paragraph-rsid="001acba1" style:font-weight-asian="normal" style:font-weight-complex="normal"/>
    </style:style>
    <style:style style:name="P7" style:family="paragraph" style:parent-style-name="Standard">
      <style:text-properties officeooo:paragraph-rsid="0012895d"/>
    </style:style>
    <style:style style:name="P8" style:family="paragraph" style:parent-style-name="Standard" style:list-style-name="L2">
      <style:text-properties officeooo:rsid="0018d86e" officeooo:paragraph-rsid="0018d86e"/>
    </style:style>
    <style:style style:name="P9" style:family="paragraph" style:parent-style-name="Standard" style:list-style-name="L2">
      <style:text-properties officeooo:rsid="0019a52a" officeooo:paragraph-rsid="0019a52a"/>
    </style:style>
    <style:style style:name="T1" style:family="text">
      <style:text-properties officeooo:rsid="0015fa07"/>
    </style:style>
    <style:style style:name="T2" style:family="text">
      <style:text-properties officeooo:rsid="00162867"/>
    </style:style>
    <style:style style:name="T3" style:family="text">
      <style:text-properties officeooo:rsid="0016c5d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95d" style:font-weight-asian="normal" style:font-weight-complex="normal"/>
    </style:style>
    <style:style style:name="T6" style:family="text">
      <style:text-properties fo:font-weight="normal" officeooo:rsid="00162867" style:font-weight-asian="normal" style:font-weight-complex="normal"/>
    </style:style>
    <style:style style:name="T7" style:family="text">
      <style:text-properties officeooo:rsid="001acb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icro II Design Documents and Consideration</text:p>
      <text:p text:style-name="P2">The Minimicro architecture contains a number of instructions that require very little effort to implement in Verilog, however there remain several instructions that require more involved effort.</text:p>
      <text:p text:style-name="P2"/>
      <text:p text:style-name="P2">Processor outputs/<text:span text:style-name="T2">inputs (excluding the obvious, like clk, etc)</text:span>:</text:p>
      <text:p text:style-name="P7"><text:span text:style-name="T5">MEMOUT – Memory output, 16 bits. </text:span><text:span text:style-name="T6">This is connected to a multiplexer for the following values</text:span></text:p>
      <text:list xml:id="list7985069095156819558" text:style-name="L2">
        <text:list-item>
          <text:p text:style-name="P8"><text:span text:style-name="T6">T</text:span><text:span text:style-name="T4">he current value of the C register (or whatever value that represents within the pipeline.</text:span></text:p>
        </text:list-item>
        <text:list-item>
          <text:p text:style-name="P9"><text:span text:style-name="T4">The current value of the program counter plus one (this is for call instructions)</text:span></text:p>
        </text:list-item>
      </text:list>
      <text:p text:style-name="P2">MEMWRITE – Whether to write the specified memory output.</text:p>
      <text:p text:style-name="P2">MEMIN – Memory input, 16 bits.</text:p>
      <text:p text:style-name="P3">ADDR – Current address to fetch. This is multiplexed to <text:span text:style-name="T1">three</text:span> different objects within the processor, </text:p>
      <text:list xml:id="list7729378192736197335" text:style-name="L1">
        <text:list-item>
          <text:p text:style-name="P4">The instruction counter</text:p>
        </text:list-item>
        <text:list-item>
          <text:p text:style-name="P4">The stack pointer</text:p>
        </text:list-item>
        <text:list-item>
          <text:p text:style-name="P4">The combined A and B</text:p>
        </text:list-item>
      </text:list>
      <text:p text:style-name="P5">All of the values presented, except for the ADDR pins, are to be connected directly to registers, <text:span text:style-name="T3">which are then, in turn, behaviorally modeled.</text:span> <text:s/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8:07:38.694895766</meta:creation-date>
    <dc:date>2015-11-14T18:34:34.635691382</dc:date>
    <meta:editing-duration>PT21M22S</meta:editing-duration>
    <meta:editing-cycles>9</meta:editing-cycles>
    <meta:generator>LibreOffice/4.2.3.3$Linux_x86 LibreOffice_project/420m0$Build-3</meta:generator>
    <meta:document-statistic meta:table-count="0" meta:image-count="0" meta:object-count="0" meta:page-count="1" meta:paragraph-count="13" meta:word-count="153" meta:character-count="973" meta:non-whitespace-character-count="831"/>
  </office:meta>
</office:document-meta>
</file>